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227946" calcext:value-type="float">
            <text:p>0.0000022794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0867" calcext:value-type="float">
            <text:p>0.01208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25832" calcext:value-type="float">
            <text:p>0.00052583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54345" calcext:value-type="float">
            <text:p>0.015434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02118" calcext:value-type="float">
            <text:p>0.000000010211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941192" calcext:value-type="float">
            <text:p>0.000094119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0222706" calcext:value-type="float">
            <text:p>2.22706E-1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359371" calcext:value-type="float">
            <text:p>0.0000000035937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411175" calcext:value-type="float">
            <text:p>0.04111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358" calcext:value-type="float">
            <text:p>0.0000035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518087" calcext:value-type="float">
            <text:p>0.0051808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417757" calcext:value-type="float">
            <text:p>0.0041775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512915" calcext:value-type="float">
            <text:p>5.12915E-1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26692" calcext:value-type="float">
            <text:p>0.0032669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899878" calcext:value-type="float">
            <text:p>0.00000899878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458321" calcext:value-type="float">
            <text:p>0.0000004583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264931" calcext:value-type="float">
            <text:p>0.00000026493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907831" calcext:value-type="float">
            <text:p>9.07831E-1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69742" calcext:value-type="float">
            <text:p>0.00026974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607341" calcext:value-type="float">
            <text:p>6.07341E-11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635918" calcext:value-type="float">
            <text:p>0.000063591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12493" calcext:value-type="float">
            <text:p>0.0000001249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617732" calcext:value-type="float">
            <text:p>0.0006177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699459" calcext:value-type="float">
            <text:p>6.99459E-1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128352" calcext:value-type="float">
            <text:p>0.000012835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926349" calcext:value-type="float">
            <text:p>0.0000000092634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6469" calcext:value-type="float">
            <text:p>0.024646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42138" calcext:value-type="float">
            <text:p>0.0024213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31201" calcext:value-type="float">
            <text:p>0.0000000023120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8528" calcext:value-type="float">
            <text:p>0.000000093852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214053" calcext:value-type="float">
            <text:p>0.0000021405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160837" calcext:value-type="float">
            <text:p>0.0000016083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3005" calcext:value-type="float">
            <text:p>0.00006300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7236" calcext:value-type="float">
            <text:p>0.00002723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20837" calcext:value-type="float">
            <text:p>0.00000012083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94272" calcext:value-type="float">
            <text:p>0.0000079427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72895" calcext:value-type="float">
            <text:p>0.027289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320898" calcext:value-type="float">
            <text:p>0.0000032089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913179" calcext:value-type="float">
            <text:p>0.0091317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16464" calcext:value-type="float">
            <text:p>1.16464E-10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6755" calcext:value-type="float">
            <text:p>0.000021675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88" calcext:value-type="float">
            <text:p>0.01868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15321" calcext:value-type="float">
            <text:p>0.00041532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9252" calcext:value-type="float">
            <text:p>0.00014925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53886" calcext:value-type="float">
            <text:p>0.000553886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449118" calcext:value-type="float">
            <text:p>0.00000449118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9797" calcext:value-type="float">
            <text:p>0.099797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4967" calcext:value-type="float">
            <text:p>0.00000496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792716" calcext:value-type="float">
            <text:p>0.00079271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0399" calcext:value-type="float">
            <text:p>0.0071039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267443" calcext:value-type="float">
            <text:p>0.000000026744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694727" calcext:value-type="float">
            <text:p>6.94727E-1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19464" calcext:value-type="float">
            <text:p>0.00011946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443991" calcext:value-type="float">
            <text:p>0.044399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105671" calcext:value-type="float">
            <text:p>0.000000010567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3356" calcext:value-type="float">
            <text:p>0.00010335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41261" calcext:value-type="float">
            <text:p>0.00000074126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163" calcext:value-type="float">
            <text:p>0.0000401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85575" calcext:value-type="float">
            <text:p>0.00000018557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67264" calcext:value-type="float">
            <text:p>0.03672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0518" calcext:value-type="float">
            <text:p>0.0030051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9316" calcext:value-type="float">
            <text:p>0.00010931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1218" calcext:value-type="float">
            <text:p>0.0015121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885471" calcext:value-type="float">
            <text:p>0.000088547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317991" calcext:value-type="float">
            <text:p>0.000031799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337056" calcext:value-type="float">
            <text:p>0.033705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406215" calcext:value-type="float">
            <text:p>0.00040621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405577" calcext:value-type="float">
            <text:p>0.000040557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62" calcext:value-type="float">
            <text:p>0.01116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46137" calcext:value-type="float">
            <text:p>0.0000004613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0471" calcext:value-type="float">
            <text:p>0.0007047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30796" calcext:value-type="float">
            <text:p>0.0001307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72755" calcext:value-type="float">
            <text:p>0.000027275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260158" calcext:value-type="float">
            <text:p>0.000000026015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45404" calcext:value-type="float">
            <text:p>0.001454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78646" calcext:value-type="float">
            <text:p>0.00007864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166585" calcext:value-type="float">
            <text:p>0.0000016658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596" calcext:value-type="float">
            <text:p>0.00026596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86303" calcext:value-type="float">
            <text:p>0.00286303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07359" calcext:value-type="float">
            <text:p>0.000010735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31854" calcext:value-type="float">
            <text:p>0.0043185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204034" calcext:value-type="float">
            <text:p>0.0020403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649667" calcext:value-type="float">
            <text:p>0.0064966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996307" calcext:value-type="float">
            <text:p>0.0009963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86442" calcext:value-type="float">
            <text:p>0.0018644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173" calcext:value-type="float">
            <text:p>0.0001117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66089" calcext:value-type="float">
            <text:p>0.0086608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62142" calcext:value-type="float">
            <text:p>0.0016214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7874" calcext:value-type="float">
            <text:p>0.000010787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59233" calcext:value-type="float">
            <text:p>0.15923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4268" calcext:value-type="float">
            <text:p>0.01042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104646" calcext:value-type="float">
            <text:p>0.000000104646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22271" calcext:value-type="float">
            <text:p>0.092227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211909" calcext:value-type="float">
            <text:p>0.00000021190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16665" calcext:value-type="float">
            <text:p>0.0021666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248457" calcext:value-type="float">
            <text:p>0.0000248457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37272" calcext:value-type="float">
            <text:p>0.013727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732841" calcext:value-type="float">
            <text:p>0.00000073284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87674E-018" calcext:value-type="float">
            <text:p>1.87674E-18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00110315" calcext:value-type="float">
            <text:p>1.10315E-10</text:p>
          </table:table-cell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714905809792854" calcext:value-type="float">
            <text:p>0.00714905809792854</text:p>
          </table:table-cell>
        </table:table-row>
        <table:table-row table:style-name="ro1" table:number-rows-repeated="10484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8:26:23.319116704</meta:creation-date>
    <dc:date>2023-02-13T09:15:09.443196776</dc:date>
    <meta:editing-duration>PT3M45S</meta:editing-duration>
    <meta:editing-cycles>1</meta:editing-cycles>
    <meta:document-statistic meta:table-count="1" meta:cell-count="204" meta:object-count="0"/>
    <meta:generator>LibreOffice/7.3.7.2$Linux_X86_64 LibreOffice_project/30$Build-2</meta:generator>
  </office:meta>
</office:document-meta>
</file>